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 – Vy modeller</text:p>
      <text:p text:style-name="Standard">Varför ?</text:p>
      <text:p text:style-name="Standard">Visa upp data från flera modell-klasser. (Med en gemensam klass inehållande två modeller)</text:p>
      <text:p text:style-name="Standard"/>
      <text:p text:style-name="Standard">Visa upp något som inte ligger i modell-klassen.</text:p>
      <text:p text:style-name="Standard"/>
      <text:p text:style-name="Standard"/>
      <text:p text:style-name="Standard">Vinster med vy-modeller</text:p>
      <text:p text:style-name="Standard"/>
      <text:list xml:id="list3074835959922092598" text:style-name="L1">
        <text:list-item>
          <text:p text:style-name="P1">Vi skickar inte med onödig data till vyer</text:p>
        </text:list-item>
        <text:list-item>
          <text:p text:style-name="P1">Ökad prestanda</text:p>
        </text:list-item>
        <text:list-item>
          <text:p text:style-name="P1">Minska komplexitet i vyerna</text:p>
        </text:list-item>
        <text:list-item>
          <text:p text:style-name="P1">skräddarsy datan för varje vy.</text:p>
        </text:list-item>
        <text:list-item>
          <text:p text:style-name="P1">Ingen business logik i vyerna.</text:p>
        </text:list-item>
      </text:list>
      <text:p text:style-name="Standard"><text:line-break/>Tips, nuget packet. AutoMapp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4T13:02:30.94</meta:creation-date>
    <dc:date>2017-07-14T14:14:23.14</dc:date>
    <dc:creator>Niklas Johansson</dc:creator>
    <meta:editing-duration>PT1H9M16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1" meta:paragraph-count="11" meta:word-count="63" meta:character-count="368"/>
  </office:meta>
</office:document-meta>
</file>